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700000034215F6938.png" manifest:media-type="image/png"/>
  <manifest:file-entry manifest:full-path="Pictures/10000201000000720000003F760457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lwg Typo" svg:font-family="'Tlwg Typo'" style:font-pitch="fixed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neasFactura" style:family="table">
      <style:table-properties style:width="16.976cm" fo:margin-left="0.037cm" table:align="left"/>
    </style:style>
    <style:style style:name="LineasFactura.A" style:family="table-column">
      <style:table-column-properties style:column-width="9.393cm"/>
    </style:style>
    <style:style style:name="LineasFactura.B" style:family="table-column">
      <style:table-column-properties style:column-width="1.879cm"/>
    </style:style>
    <style:style style:name="LineasFactura.C" style:family="table-column">
      <style:table-column-properties style:column-width="2.037cm"/>
    </style:style>
    <style:style style:name="LineasFactura.D" style:family="table-column">
      <style:table-column-properties style:column-width="1.296cm"/>
    </style:style>
    <style:style style:name="LineasFactura.E" style:family="table-column">
      <style:table-column-properties style:column-width="2.371cm"/>
    </style:style>
    <style:style style:name="Tabla3" style:family="table">
      <style:table-properties style:width="16.976cm" fo:margin-left="0.037cm" table:align="left"/>
    </style:style>
    <style:style style:name="Tabla3.A" style:family="table-column">
      <style:table-column-properties style:column-width="9.393cm"/>
    </style:style>
    <style:style style:name="Tabla3.B" style:family="table-column">
      <style:table-column-properties style:column-width="1.879cm"/>
    </style:style>
    <style:style style:name="Tabla3.C" style:family="table-column">
      <style:table-column-properties style:column-width="2.037cm"/>
    </style:style>
    <style:style style:name="Tabla3.D" style:family="table-column">
      <style:table-column-properties style:column-width="1.296cm"/>
    </style:style>
    <style:style style:name="Tabla3.E" style:family="table-column">
      <style:table-column-properties style:column-width="2.371cm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2" style:family="paragraph" style:parent-style-name="Standard">
      <style:text-properties style:font-name="Century Schoolbook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style:font-name="Verdana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style:font-name="Century Schoolbook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Verdana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12pt" fo:font-weight="normal" style:font-weight-asian="normal" style:font-weight-complex="normal"/>
    </style:style>
    <style:style style:name="P21" style:family="paragraph">
      <style:paragraph-properties fo:text-align="justify"/>
    </style:style>
    <style:style style:name="P22" style:family="paragraph">
      <style:paragraph-properties fo:line-height="80%" fo:text-align="justify"/>
      <style:text-properties fo:font-size="9pt" fo:font-weight="normal" style:font-size-asian="9pt" style:font-weight-asian="normal" style:font-name-complex="Verdana" style:font-size-complex="9pt" style:font-weight-complex="normal"/>
    </style:style>
    <style:style style:name="P23" style:family="paragraph">
      <style:paragraph-properties fo:line-height="80%" fo:text-align="start"/>
      <style:text-properties style:font-name="Century Schoolbook" fo:font-size="12pt" fo:font-weight="bold" style:font-weight-asian="bold" style:font-name-complex="Verdana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name-asian="Tlwg Typo" style:font-size-asian="12pt" style:font-weight-asian="bold" style:font-name-complex="Tlwg Typo" style:font-size-complex="12pt" style:font-weight-complex="bold"/>
    </style:style>
    <style:style style:name="T4" style:family="text">
      <style:text-properties fo:font-style="normal" fo:font-weight="normal" style:font-name-asian="Tlwg Typo" style:font-style-asian="normal" style:font-weight-asian="normal" style:font-name-complex="Tlwg Typo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Century Schoolbook" fo:font-size="12pt" fo:font-weight="bold" style:font-weight-asian="bold" style:font-weight-complex="bold"/>
    </style:style>
    <style:style style:name="T10" style:family="text">
      <style:text-properties style:font-name="Century Schoolbook" fo:font-size="6pt" fo:font-weight="bold" style:font-size-asian="6pt" style:font-weight-asian="bold" style:font-size-complex="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ffffff" draw:textarea-horizontal-align="left" draw:textarea-vertical-align="middle" fo:min-height="2.845cm" fo:padding-top="0.152cm" fo:padding-bottom="0.152cm" fo:padding-left="0.152cm" fo:padding-righ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none" draw:fill-color="#e6e6e6" fo:min-height="0.43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fill="none" draw:fill-color="#e6e6e6" fo:min-height="1.36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paracada ServiceList}</text:p>
      <table:table table:name="LineasFactura" table:style-name="LineasFactura">
        <table:table-column table:style-name="LineasFactura.A"/>
        <table:table-column table:style-name="LineasFactura.B"/>
        <table:table-column table:style-name="LineasFactura.C"/>
        <table:table-column table:style-name="LineasFactura.D"/>
        <table:table-column table:style-name="LineasFactura.E"/>
        <table:table-row>
          <table:table-cell office:value-type="string">
            <text:p text:style-name="P15">{ServiceList.productname}</text:p>
            <text:p text:style-name="P15">{ServiceList.comment}</text:p>
          </table:table-cell>
          <table:table-cell office:value-type="string">
            <text:p text:style-name="P16">{ServiceList.quantity}</text:p>
          </table:table-cell>
          <table:table-cell office:value-type="string">
            <text:p text:style-name="P16">{ServiceList.listprice}</text:p>
          </table:table-cell>
          <table:table-cell office:value-type="string">
            <text:p text:style-name="P16">{ServiceList.discount_amount}</text:p>
          </table:table-cell>
          <table:table-cell office:value-type="string">
            <text:p text:style-name="P16"><text:s text:c="6"/>{ServiceList.extnet}</text:p>
          </table:table-cell>
        </table:table-row>
      </table:table>
      <text:p text:style-name="Standard">{/paracada}</text:p>
      <text:p text:style-name="Standard">{paracada ProductList}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office:value-type="string">
            <text:p text:style-name="P15">{ProductList.productname}</text:p>
            <text:p text:style-name="P15">{ProductList.comment}</text:p>
          </table:table-cell>
          <table:table-cell office:value-type="string">
            <text:p text:style-name="P16">{ProductList.quantity}</text:p>
          </table:table-cell>
          <table:table-cell office:value-type="string">
            <text:p text:style-name="P16">{ProductList.listprice}</text:p>
          </table:table-cell>
          <table:table-cell office:value-type="string">
            <text:p text:style-name="P16">{ProductList.discount_amount}</text:p>
          </table:table-cell>
          <table:table-cell office:value-type="string">
            <text:p text:style-name="P16"><text:s text:c="6"/>{ProductList.extnet}</text:p>
          </table:table-cell>
        </table:table-row>
      </table:table>
      <text:p text:style-name="Standard">{/paracad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Tlwg Typo" svg:font-family="'Tlwg Typo'" style:font-pitch="fixed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02cm" fo:margin-left="0.011cm" table:align="left"/>
    </style:style>
    <style:style style:name="Tabla2.A" style:family="table-column">
      <style:table-column-properties style:column-width="9.393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1.984cm"/>
    </style:style>
    <style:style style:name="Tabla2.D" style:family="table-column">
      <style:table-column-properties style:column-width="1.296cm"/>
    </style:style>
    <style:style style:name="Tabla2.E" style:family="table-column">
      <style:table-column-properties style:column-width="2.424cm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7.002cm" fo:margin-left="0.011cm" table:align="left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1.958cm"/>
    </style:style>
    <style:style style:name="Tabla1.C" style:family="table-column">
      <style:table-column-properties style:column-width="3.784cm"/>
    </style:style>
    <style:style style:name="Tabla1.D" style:family="table-column">
      <style:table-column-properties style:column-width="1.217cm"/>
    </style:style>
    <style:style style:name="Tabla1.E" style:family="table-column">
      <style:table-column-properties style:column-width="3.254cm"/>
    </style:style>
    <style:style style:name="Tabla1.F" style:family="table-column">
      <style:table-column-properties style:column-width="3.799cm"/>
    </style:style>
    <style:style style:name="Tabla1.A1" style:family="table-cell">
      <style:table-cell-properties fo:padding="0.097cm" fo:border="none"/>
    </style:style>
    <style:style style:name="Tabla1.A4" style:family="table-cell">
      <style:table-cell-properties style:vertical-align="bottom" fo:padding="0.097cm" fo:border="none"/>
    </style:style>
    <style:style style:name="M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MP2" style:family="paragraph" style:parent-style-name="Standard">
      <style:text-properties style:font-name="Century Schoolbook" fo:font-size="13pt" fo:font-weight="bold" style:font-size-asian="13pt" style:font-weight-asian="bold" style:font-size-complex="13pt" style:font-weight-complex="bold"/>
    </style:style>
    <style:style style:name="MP3" style:family="paragraph">
      <style:paragraph-properties fo:text-align="start"/>
    </style:style>
    <style:style style:name="MP4" style:family="paragraph">
      <style:paragraph-properties fo:text-align="start"/>
      <style:text-properties fo:font-size="12pt" fo:font-weight="normal" style:font-weight-asian="normal" style:font-weight-complex="normal"/>
    </style:style>
    <style:style style:name="MP5" style:family="paragraph" style:parent-style-name="Standard">
      <style:text-properties style:font-name="Verdana"/>
    </style:style>
    <style:style style:name="MP6" style:family="paragraph" style:parent-style-name="Standard">
      <style:text-properties style:font-name="Verdana" fo:font-size="11pt" style:font-size-asian="11pt" style:font-size-complex="11pt"/>
    </style:style>
    <style:style style:name="MP7" style:family="paragraph">
      <style:paragraph-properties fo:text-align="justify"/>
    </style:style>
    <style:style style:name="MP8" style:family="paragraph">
      <style:paragraph-properties fo:line-height="80%" fo:text-align="justify"/>
      <style:text-properties fo:font-size="9pt" fo:font-weight="normal" style:font-size-asian="9pt" style:font-weight-asian="normal" style:font-name-complex="Verdana" style:font-size-complex="9pt" style:font-weight-complex="normal"/>
    </style:style>
    <style:style style:name="MP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11" style:family="paragraph">
      <style:paragraph-properties fo:line-height="80%" fo:text-align="start"/>
      <style:text-properties style:font-name="Century Schoolbook" fo:font-size="12pt" fo:font-weight="bold" style:font-weight-asian="bold" style:font-name-complex="Verdana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13" style:family="paragraph">
      <style:paragraph-properties fo:text-align="center"/>
      <style:text-properties fo:font-size="12pt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start" style:justify-single-word="false"/>
    </style:style>
    <style:style style:name="MP18" style:family="paragraph" style:parent-style-name="Table_20_Contents">
      <style:paragraph-properties fo:text-align="center" style:justify-single-word="false"/>
    </style:style>
    <style:style style:name="MP19" style:family="paragraph" style:parent-style-name="Table_20_Contents">
      <style:paragraph-properties fo:text-align="start" style:justify-single-word="false"/>
      <style:text-properties style:font-name="Century Schoolbook" fo:font-size="8pt" fo:font-weight="bold" style:font-size-asian="8pt" style:font-weight-asian="bold" style:font-size-complex="8pt" style:font-weight-complex="bold"/>
    </style:style>
    <style:style style:name="MP20" style:family="paragraph" style:parent-style-name="Standard">
      <style:paragraph-properties fo:text-align="center" style:justify-single-word="false"/>
    </style:style>
    <style:style style:name="MP21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MT1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MT2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MT3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2pt" fo:font-weight="bold" style:font-name-asian="Tlwg Typo" style:font-size-asian="12pt" style:font-weight-asian="bold" style:font-name-complex="Tlwg Typo" style:font-size-complex="12pt" style:font-weight-complex="bold"/>
    </style:style>
    <style:style style:name="MT7" style:family="text">
      <style:text-properties fo:font-style="normal" fo:font-weight="normal" style:font-name-asian="Tlwg Typo" style:font-style-asian="normal" style:font-weight-asian="normal" style:font-name-complex="Tlwg Typo" style:font-style-complex="normal" style:font-weight-complex="normal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style:font-name="Century Schoolbook" fo:font-size="12pt" fo:font-weight="bold" style:font-weight-asian="bold" style:font-weight-complex="bold"/>
    </style:style>
    <style:style style:name="MT10" style:family="text">
      <style:text-properties style:font-name="Century Schoolbook" fo:font-size="6pt" fo:font-weight="bold" style:font-size-asian="6pt" style:font-weight-asian="bold" style:font-size-complex="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000000" draw:marker-start-width="0.349cm" draw:marker-end-width="0.349cm" draw:fill="none" draw:fill-color="#ffffff" draw:textarea-horizontal-align="left" draw:textarea-vertical-align="middle" fo:min-height="2.845cm" fo:padding-top="0.152cm" fo:padding-bottom="0.152cm" fo:padding-left="0.152cm" fo:padding-righ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cm" svg:stroke-color="#000000" draw:fill="none" draw:fill-color="#e6e6e6" fo:min-height="0.43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cm" svg:stroke-color="#000000" draw:fill="none" draw:fill-color="#e6e6e6" fo:min-height="1.36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9.7cm" fo:margin-left="0cm" fo:margin-right="0cm" fo:margin-bottom="0.499cm" style:dynamic-spacing="false"/>
      </style:header-style>
      <style:footer-style>
        <style:header-footer-properties fo:min-height="5.20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06cm" svg:y="0.212cm" svg:width="6.391cm" svg:height="2.662cm" draw:z-index="4"><draw:image xlink:href="Pictures/10000201000000720000003F76045715.png" xlink:type="simple" xlink:show="embed" xlink:actuate="onLoad"/></draw:frame><draw:frame draw:style-name="Mfr1" draw:name="gráficos2" text:anchor-type="paragraph" svg:x="8.534cm" svg:y="0.286cm" svg:width="8.341cm" svg:height="2.455cm" draw:z-index="5"><draw:image xlink:href="Pictures/100000000000007700000034215F6938.png" xlink:type="simple" xlink:show="embed" xlink:actuate="onLoad"/></draw:frame></text:p>
        <text:p text:style-name="Header"/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  <text:p text:style-name="MP2"><draw:frame text:anchor-type="paragraph" draw:z-index="1" draw:style-name="Mgr1" draw:text-style-name="MP4" svg:width="7.429cm" svg:height="3.149cm" svg:x="9.539cm" svg:y="0.016cm"><draw:text-box draw:corner-radius="0.199cm"><text:p text:style-name="MP3"><text:span text:style-name="MT1"><text:s/></text:span><text:span text:style-name="MT2"><text:s/></text:span><text:span text:style-name="MT3">{Accounts.accountname}</text:span></text:p><text:p text:style-name="MP3"><text:span text:style-name="MT1"/></text:p><text:p text:style-name="MP3"><text:span text:style-name="MT1"><text:s text:c="2"/></text:span><text:span text:style-name="MT1">{Invoice.bill_street}</text:span></text:p><text:p text:style-name="MP3"><text:span text:style-name="MT1"><text:s text:c="2"/></text:span><text:span text:style-name="MT1">{Invoice.bill_code} {Invoice.bill_city}</text:span></text:p><text:p text:style-name="MP3"><text:span text:style-name="MT1"><text:s text:c="2"/></text:span><text:span text:style-name="MT1">{Invoice.bill_state}</text:span></text:p><text:p text:style-name="MP3"><text:span text:style-name="MT1"><text:s text:c="2"/></text:span><text:span text:style-name="MT1">NIF: {Accounts.siccode}</text:span></text:p></draw:text-box></draw:frame>F A C T U R A</text:p>
        <text:p text:style-name="MP2"/>
        <text:p text:style-name="MP5"><text:span text:style-name="MT4">N</text:span><text:span text:style-name="MT4">º</text:span><text:span text:style-name="MT4">:</text:span><text:span text:style-name="MT5"> </text:span><text:span text:style-name="MT6">{Invoice.invoice_no}</text:span></text:p>
        <text:p text:style-name="MP5">Fecha: {Invoice.invoicedate}</text:p>
        <text:p text:style-name="MP6">Cod. Cliente:<text:span text:style-name="MT7">{Accounts.account_no}</text:span></text:p>
        <text:p text:style-name="MP6">Nº Albarán:{SalesOrder.salesorder_no}</text:p>
        <text:p text:style-name="Standard"/>
        <text:p text:style-name="Standard"/>
        <text:p text:style-name="Standard"><draw:frame text:anchor-type="paragraph" draw:z-index="2" draw:style-name="Mgr2" draw:text-style-name="MP8" svg:width="17.1cm" svg:height="0.632cm" svg:x="-0.06cm" svg:y="0.462cm"><draw:text-box draw:corner-radius="0.199cm"><text:p text:style-name="MP7"><text:span text:style-name="MT8"><text:s/></text:span></text:p></draw:text-box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>
            <table:table-cell table:style-name="Tabla2.A1" office:value-type="string">
              <text:p text:style-name="MP9">Descripción</text:p>
            </table:table-cell>
            <table:table-cell table:style-name="Tabla2.A1" office:value-type="string">
              <text:p text:style-name="MP10">Unidades</text:p>
            </table:table-cell>
            <table:table-cell table:style-name="Tabla2.A1" office:value-type="string">
              <text:p text:style-name="MP10">Precio</text:p>
            </table:table-cell>
            <table:table-cell table:style-name="Tabla2.A1" office:value-type="string">
              <text:p text:style-name="MP10">%Dto.</text:p>
            </table:table-cell>
            <table:table-cell table:style-name="Tabla2.A1" office:value-type="string">
              <text:p text:style-name="MP10"><text:s text:c="8"/>Importe</text:p>
            </table:table-cell>
          </table:table-row>
        </table:table>
        <text:p text:style-name="Standard"/>
      </style:header>
      <style:footer>
        <text:p text:style-name="Footer"><draw:frame text:anchor-type="paragraph" draw:z-index="3" draw:style-name="Mgr3" draw:text-style-name="MP11" svg:width="17.105cm" svg:height="2.673cm" svg:x="-0.069cm" svg:y="0.497cm"><draw:text-box draw:corner-radius="0.199cm"><text:p text:style-name="MP3"><text:span text:style-name="MT9"><text:tab/></text:span><text:span text:style-name="MT9"> </text:span></text:p><text:p text:style-name="MP3"><text:span text:style-name="MT9"><text:tab/></text:span><text:span text:style-name="MT9"><text:tab/></text:span><text:span text:style-name="MT9"><text:tab/></text:span><text:span text:style-name="MT9"><text:tab/></text:span><text:span text:style-name="MT9"><text:tab/></text:span><text:span text:style-name="MT9"><text:tab/></text:span><text:span text:style-name="MT9"><text:tab/></text:span></text:p><text:p text:style-name="MP3"><text:span text:style-name="MT9"/></text:p><text:p text:style-name="MP3"><text:span text:style-name="MT9"/></text:p><text:p text:style-name="MP3"><text:span text:style-name="MT10"/></text:p><text:p text:style-name="MP3"><text:span text:style-name="MT10"/></text:p></draw:text-box></draw:frame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>
            <table:table-cell table:style-name="Tabla1.A1" table:number-columns-spanned="2" office:value-type="string">
              <text:p text:style-name="MP12"><draw:line text:anchor-type="paragraph" draw:z-index="0" draw:style-name="Mgr4" draw:text-style-name="MP13" svg:x1="-0.151cm" svg:y1="0.394cm" svg:x2="16.885cm" svg:y2="0.44cm"><text:p/></draw:line>Base Imponible</text:p>
            </table:table-cell>
            <table:covered-table-cell/>
            <table:table-cell table:style-name="Tabla1.A1" office:value-type="string">
              <text:p text:style-name="MP10">Importe Dto.</text:p>
            </table:table-cell>
            <table:table-cell table:style-name="Tabla1.A1" office:value-type="string">
              <text:p text:style-name="MP12">%IVA</text:p>
            </table:table-cell>
            <table:table-cell table:style-name="Tabla1.A1" office:value-type="string">
              <text:p text:style-name="MP10">Cuota IVA</text:p>
            </table:table-cell>
            <table:table-cell table:style-name="Tabla1.A1" office:value-type="string">
              <text:p text:style-name="MP10">TOTAL FACTURA</text:p>
            </table:table-cell>
          </table:table-row>
          <table:table-row>
            <table:table-cell table:style-name="Tabla1.A1" table:number-columns-spanned="2" office:value-type="string">
              <text:p text:style-name="MP14">{Invoice.hdnSubTotal}</text:p>
            </table:table-cell>
            <table:covered-table-cell/>
            <table:table-cell table:style-name="Tabla1.A1" office:value-type="string">
              <text:p text:style-name="MP15">{Invoice.hdnDiscountAmount}</text:p>
            </table:table-cell>
            <table:table-cell table:style-name="Tabla1.A1" office:value-type="string">
              <text:p text:style-name="MP15">21%</text:p>
            </table:table-cell>
            <table:table-cell table:style-name="Tabla1.A1" office:value-type="string">
              <text:p text:style-name="MP15">{Invoice.sum_taxtotal}</text:p>
            </table:table-cell>
            <table:table-cell table:style-name="Tabla1.A1" office:value-type="string">
              <text:p text:style-name="MP16">{Invoice.hdnGrandTotal}</text:p>
            </table:table-cell>
          </table:table-row>
          <table:table-row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8"/>
            </table:table-cell>
          </table:table-row>
          <table:table-row>
            <table:table-cell table:style-name="Tabla1.A4" table:number-columns-spanned="6" office:value-type="string">
              <text:p text:style-name="MP19">FORMA DE PAGO: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  <text:p text:style-name="Footer"/>
        <text:p text:style-name="MP20"><text:span text:style-name="MT8">www.corebos.org</text:span></text:p>
        <text:p text:style-name="MP21"><text:span text:style-name="MT5">JPL TSOLUCIO, S.L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6:17:30.445000000</meta:creation-date>
    <dc:date>2015-01-15T10:56:06</dc:date>
    <meta:editing-duration>PT4H39M26S</meta:editing-duration>
    <meta:editing-cycles>52</meta:editing-cycles>
    <meta:generator>LibreOffice/3.5$Linux_X86_64 LibreOffice_project/350m1$Build-2</meta:generator>
    <meta:print-date>2014-06-18T17:12:00.416000000</meta:print-date>
    <dc:creator>Omar Llorens</dc:creator>
    <meta:document-statistic meta:table-count="4" meta:image-count="2" meta:object-count="0" meta:page-count="1" meta:paragraph-count="39" meta:word-count="59" meta:character-count="735" meta:non-whitespace-character-count="694"/>
  </office:meta>
</office:document-meta>
</file>